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image/png" manifest:full-path="Pictures/100000000000027D000001D9D9BF1D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3cm" svg:height="12.514cm" svg:x="10.526cm" svg:y="4.326cm">
          <draw:image xlink:href="Pictures/100000000000027D000001D9D9BF1D6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40M23S</meta:editing-duration>
    <meta:editing-cycles>104</meta:editing-cycles>
    <meta:generator>OpenOffice/4.1.5$Win32 OpenOffice.org_project/415m1$Build-9789</meta:generator>
    <dc:date>2019-04-01T21:31:06.32</dc:date>
    <dc:creator>Franciscono Enrico</dc:creator>
    <meta:document-statistic meta:object-count="144"/>
  </office:meta>
</office:document-meta>
</file>